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master-page-name="">
      <style:table-properties style:width="16cm" style:page-number="0" fo:break-before="auto" fo:break-after="auto" table:align="left" fo:background-color="transparent" style:shadow="none" fo:keep-with-next="auto" style:may-break-between-rows="true" style:writing-mode="lr-tb">
        <style:background-image/>
      </style:table-properties>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B2" style:family="table-cell" style:data-style-name="N75">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799.10" style:family="table-row">
      <style:table-row-properties fo:background-color="transparent" style:keep-together="true" fo:keep-together="auto">
        <style:background-image/>
      </style:table-row-properties>
    </style:style>
    <style:style style:name="Table799.B10"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8" style:family="table">
      <style:table-properties style:width="16.002cm" fo:break-before="auto" fo:break-after="auto" table:align="margins" style:writing-mode="lr-tb"/>
    </style:style>
    <style:style style:name="Table8.A" style:family="table-column">
      <style:table-column-properties style:column-width="3cm" style:rel-column-width="12287*"/>
    </style:style>
    <style:style style:name="Table8.B" style:family="table-column">
      <style:table-column-properties style:column-width="9.999cm" style:rel-column-width="40952*"/>
    </style:style>
    <style:style style:name="Table8.C" style:family="table-column">
      <style:table-column-properties style:column-width="3.002cm" style:rel-column-width="12296*"/>
    </style:style>
    <style:style style:name="Table8.A1" style:family="table-cell">
      <style:table-cell-properties fo:padding-left="0cm" fo:padding-right="0cm" fo:padding-top="0.64cm" fo:padding-bottom="0cm" fo:border="none"/>
    </style:style>
    <style:style style:name="Table9" style:family="table">
      <style:table-properties style:width="16.002cm" table:align="margins" style:may-break-between-rows="false" style:writing-mode="lr-tb"/>
    </style:style>
    <style:style style:name="Table9.A" style:family="table-column">
      <style:table-column-properties style:column-width="0.499cm" style:rel-column-width="2047*"/>
    </style:style>
    <style:style style:name="Table9.f" style:family="table-column">
      <style:table-column-properties style:column-width="0.508cm" style:rel-column-width="2078*"/>
    </style:style>
    <style:style style:name="Table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0" style:family="table">
      <style:table-properties style:width="16.002cm" fo:break-before="auto" fo:break-after="auto" table:align="margins" style:writing-mode="lr-tb"/>
    </style:style>
    <style:style style:name="Table10.A" style:family="table-column">
      <style:table-column-properties style:column-width="3cm" style:rel-column-width="12287*"/>
    </style:style>
    <style:style style:name="Table10.B" style:family="table-column">
      <style:table-column-properties style:column-width="9.999cm" style:rel-column-width="40952*"/>
    </style:style>
    <style:style style:name="Table10.C" style:family="table-column">
      <style:table-column-properties style:column-width="3.002cm" style:rel-column-width="12296*"/>
    </style:style>
    <style:style style:name="Table10.A1" style:family="table-cell">
      <style:table-cell-properties fo:padding-left="0cm" fo:padding-right="0cm" fo:padding-top="0.64cm" fo:padding-bottom="0cm" fo:border="none"/>
    </style:style>
    <style:style style:name="Table11" style:family="table">
      <style:table-properties style:width="16.002cm" table:align="margins" style:may-break-between-rows="false" style:writing-mode="lr-tb"/>
    </style:style>
    <style:style style:name="Table11.A" style:family="table-column">
      <style:table-column-properties style:column-width="0.499cm" style:rel-column-width="2047*"/>
    </style:style>
    <style:style style:name="Table11.f" style:family="table-column">
      <style:table-column-properties style:column-width="0.508cm" style:rel-column-width="2078*"/>
    </style:style>
    <style:style style:name="Table1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2" style:family="table">
      <style:table-properties style:width="16.002cm" fo:break-before="page" table:align="margins" style:writing-mode="lr-tb"/>
    </style:style>
    <style:style style:name="Table12.A" style:family="table-column">
      <style:table-column-properties style:column-width="3cm" style:rel-column-width="12287*"/>
    </style:style>
    <style:style style:name="Table12.B" style:family="table-column">
      <style:table-column-properties style:column-width="9.999cm" style:rel-column-width="40952*"/>
    </style:style>
    <style:style style:name="Table12.C" style:family="table-column">
      <style:table-column-properties style:column-width="3.002cm" style:rel-column-width="12296*"/>
    </style:style>
    <style:style style:name="Table12.A1" style:family="table-cell">
      <style:table-cell-properties fo:padding-left="0cm" fo:padding-right="0cm" fo:padding-top="0.64cm" fo:padding-bottom="0cm" fo:border="none"/>
    </style:style>
    <style:style style:name="Table13" style:family="table">
      <style:table-properties style:width="16.002cm" table:align="margins" style:may-break-between-rows="false" style:writing-mode="lr-tb"/>
    </style:style>
    <style:style style:name="Table13.A" style:family="table-column">
      <style:table-column-properties style:column-width="0.499cm" style:rel-column-width="2047*"/>
    </style:style>
    <style:style style:name="Table13.f" style:family="table-column">
      <style:table-column-properties style:column-width="0.508cm" style:rel-column-width="2078*"/>
    </style:style>
    <style:style style:name="Table1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3.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4" style:family="table">
      <style:table-properties style:width="16.002cm" fo:break-before="page" table:align="margins" style:writing-mode="lr-tb"/>
    </style:style>
    <style:style style:name="Table14.A" style:family="table-column">
      <style:table-column-properties style:column-width="2.999cm" style:rel-column-width="12280*"/>
    </style:style>
    <style:style style:name="Table14.B" style:family="table-column">
      <style:table-column-properties style:column-width="9.999cm" style:rel-column-width="40952*"/>
    </style:style>
    <style:style style:name="Table14.C" style:family="table-column">
      <style:table-column-properties style:column-width="3.004cm" style:rel-column-width="12303*"/>
    </style:style>
    <style:style style:name="Table14.A1" style:family="table-cell">
      <style:table-cell-properties fo:padding-left="0cm" fo:padding-right="0cm" fo:padding-top="0.64cm" fo:padding-bottom="0cm" fo:border="none"/>
    </style:style>
    <style:style style:name="Table15" style:family="table">
      <style:table-properties style:width="16.002cm" table:align="margins" style:may-break-between-rows="false" style:writing-mode="lr-tb"/>
    </style:style>
    <style:style style:name="Table15.A" style:family="table-column">
      <style:table-column-properties style:column-width="0.499cm" style:rel-column-width="2047*"/>
    </style:style>
    <style:style style:name="Table15.f" style:family="table-column">
      <style:table-column-properties style:column-width="0.508cm" style:rel-column-width="2078*"/>
    </style:style>
    <style:style style:name="Table1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6" style:family="table">
      <style:table-properties style:width="16.002cm" fo:break-before="page" table:align="margins" style:writing-mode="lr-tb"/>
    </style:style>
    <style:style style:name="Table16.A" style:family="table-column">
      <style:table-column-properties style:column-width="3cm" style:rel-column-width="12287*"/>
    </style:style>
    <style:style style:name="Table16.B" style:family="table-column">
      <style:table-column-properties style:column-width="9.999cm" style:rel-column-width="40952*"/>
    </style:style>
    <style:style style:name="Table16.C" style:family="table-column">
      <style:table-column-properties style:column-width="3.002cm" style:rel-column-width="12296*"/>
    </style:style>
    <style:style style:name="Table16.A1" style:family="table-cell">
      <style:table-cell-properties fo:padding-left="0cm" fo:padding-right="0cm" fo:padding-top="0.64cm" fo:padding-bottom="0cm" fo:border="none"/>
    </style:style>
    <style:style style:name="Table17" style:family="table">
      <style:table-properties style:width="16.002cm" table:align="margins" style:may-break-between-rows="false" style:writing-mode="lr-tb"/>
    </style:style>
    <style:style style:name="Table17.A" style:family="table-column">
      <style:table-column-properties style:column-width="0.499cm" style:rel-column-width="2047*"/>
    </style:style>
    <style:style style:name="Table17.f" style:family="table-column">
      <style:table-column-properties style:column-width="0.508cm" style:rel-column-width="2078*"/>
    </style:style>
    <style:style style:name="Table1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8" style:family="table">
      <style:table-properties style:width="16.002cm" fo:break-before="page" table:align="margins" style:writing-mode="lr-tb"/>
    </style:style>
    <style:style style:name="Table18.A" style:family="table-column">
      <style:table-column-properties style:column-width="3cm" style:rel-column-width="12287*"/>
    </style:style>
    <style:style style:name="Table18.B" style:family="table-column">
      <style:table-column-properties style:column-width="9.999cm" style:rel-column-width="40952*"/>
    </style:style>
    <style:style style:name="Table18.C" style:family="table-column">
      <style:table-column-properties style:column-width="3.002cm" style:rel-column-width="12296*"/>
    </style:style>
    <style:style style:name="Table18.A1" style:family="table-cell">
      <style:table-cell-properties fo:padding-left="0cm" fo:padding-right="0cm" fo:padding-top="0.64cm" fo:padding-bottom="0cm" fo:border="none"/>
    </style:style>
    <style:style style:name="Table19" style:family="table">
      <style:table-properties style:width="16.002cm" table:align="margins" style:may-break-between-rows="false" style:writing-mode="lr-tb"/>
    </style:style>
    <style:style style:name="Table19.A" style:family="table-column">
      <style:table-column-properties style:column-width="0.499cm" style:rel-column-width="2047*"/>
    </style:style>
    <style:style style:name="Table19.f" style:family="table-column">
      <style:table-column-properties style:column-width="0.508cm" style:rel-column-width="2078*"/>
    </style:style>
    <style:style style:name="Table1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0" style:family="table">
      <style:table-properties style:width="16.002cm" fo:break-before="page" table:align="margins" style:writing-mode="lr-tb"/>
    </style:style>
    <style:style style:name="Table20.A" style:family="table-column">
      <style:table-column-properties style:column-width="3cm" style:rel-column-width="12287*"/>
    </style:style>
    <style:style style:name="Table20.B" style:family="table-column">
      <style:table-column-properties style:column-width="9.999cm" style:rel-column-width="40952*"/>
    </style:style>
    <style:style style:name="Table20.C" style:family="table-column">
      <style:table-column-properties style:column-width="3.002cm" style:rel-column-width="12296*"/>
    </style:style>
    <style:style style:name="Table20.A1" style:family="table-cell">
      <style:table-cell-properties fo:padding-left="0cm" fo:padding-right="0cm" fo:padding-top="0.64cm" fo:padding-bottom="0cm" fo:border="none"/>
    </style:style>
    <style:style style:name="Table21" style:family="table">
      <style:table-properties style:width="16.002cm" table:align="margins" style:may-break-between-rows="false" style:writing-mode="lr-tb"/>
    </style:style>
    <style:style style:name="Table21.A" style:family="table-column">
      <style:table-column-properties style:column-width="0.499cm" style:rel-column-width="2047*"/>
    </style:style>
    <style:style style:name="Table21.f" style:family="table-column">
      <style:table-column-properties style:column-width="0.508cm" style:rel-column-width="2078*"/>
    </style:style>
    <style:style style:name="Table2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2" style:family="table">
      <style:table-properties style:width="16.002cm" fo:break-before="page" table:align="margins" style:writing-mode="lr-tb"/>
    </style:style>
    <style:style style:name="Table22.A" style:family="table-column">
      <style:table-column-properties style:column-width="3cm" style:rel-column-width="12287*"/>
    </style:style>
    <style:style style:name="Table22.B" style:family="table-column">
      <style:table-column-properties style:column-width="9.999cm" style:rel-column-width="40952*"/>
    </style:style>
    <style:style style:name="Table22.C" style:family="table-column">
      <style:table-column-properties style:column-width="3.002cm" style:rel-column-width="12296*"/>
    </style:style>
    <style:style style:name="Table22.A1" style:family="table-cell">
      <style:table-cell-properties fo:padding-left="0cm" fo:padding-right="0cm" fo:padding-top="0.64cm" fo:padding-bottom="0cm" fo:border="none"/>
    </style:style>
    <style:style style:name="Table23" style:family="table">
      <style:table-properties style:width="16.002cm" table:align="margins" style:may-break-between-rows="false" style:writing-mode="lr-tb"/>
    </style:style>
    <style:style style:name="Table23.A" style:family="table-column">
      <style:table-column-properties style:column-width="0.499cm" style:rel-column-width="2047*"/>
    </style:style>
    <style:style style:name="Table23.f" style:family="table-column">
      <style:table-column-properties style:column-width="0.508cm" style:rel-column-width="2078*"/>
    </style:style>
    <style:style style:name="Table2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3.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2" style:family="table">
      <style:table-properties style:width="16.002cm" fo:break-before="page" table:align="margins" style:writing-mode="lr-tb"/>
    </style:style>
    <style:style style:name="Table32.A" style:family="table-column">
      <style:table-column-properties style:column-width="3cm" style:rel-column-width="12287*"/>
    </style:style>
    <style:style style:name="Table32.B" style:family="table-column">
      <style:table-column-properties style:column-width="9.999cm" style:rel-column-width="40952*"/>
    </style:style>
    <style:style style:name="Table32.C" style:family="table-column">
      <style:table-column-properties style:column-width="3.002cm" style:rel-column-width="12296*"/>
    </style:style>
    <style:style style:name="Table32.A1" style:family="table-cell">
      <style:table-cell-properties fo:padding-left="0cm" fo:padding-right="0cm" fo:padding-top="0.64cm" fo:padding-bottom="0cm" fo:border="none"/>
    </style:style>
    <style:style style:name="Table33" style:family="table">
      <style:table-properties style:width="16.002cm" table:align="margins" style:may-break-between-rows="false" style:writing-mode="lr-tb"/>
    </style:style>
    <style:style style:name="Table33.A" style:family="table-column">
      <style:table-column-properties style:column-width="0.499cm" style:rel-column-width="2047*"/>
    </style:style>
    <style:style style:name="Table33.f" style:family="table-column">
      <style:table-column-properties style:column-width="0.508cm" style:rel-column-width="2078*"/>
    </style:style>
    <style:style style:name="Table3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3.V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4" style:family="table">
      <style:table-properties style:width="16.002cm" fo:break-before="page" table:align="margins" style:writing-mode="lr-tb"/>
    </style:style>
    <style:style style:name="Table34.A" style:family="table-column">
      <style:table-column-properties style:column-width="3cm" style:rel-column-width="12287*"/>
    </style:style>
    <style:style style:name="Table34.B" style:family="table-column">
      <style:table-column-properties style:column-width="9.999cm" style:rel-column-width="40952*"/>
    </style:style>
    <style:style style:name="Table34.C" style:family="table-column">
      <style:table-column-properties style:column-width="3.002cm" style:rel-column-width="12296*"/>
    </style:style>
    <style:style style:name="Table34.A1" style:family="table-cell">
      <style:table-cell-properties fo:padding-left="0cm" fo:padding-right="0cm" fo:padding-top="0.64cm" fo:padding-bottom="0cm" fo:border="none"/>
    </style:style>
    <style:style style:name="Table35" style:family="table">
      <style:table-properties style:width="16.002cm" table:align="margins" style:may-break-between-rows="false" style:writing-mode="lr-tb"/>
    </style:style>
    <style:style style:name="Table35.A" style:family="table-column">
      <style:table-column-properties style:column-width="0.499cm" style:rel-column-width="2047*"/>
    </style:style>
    <style:style style:name="Table35.f" style:family="table-column">
      <style:table-column-properties style:column-width="0.508cm" style:rel-column-width="2078*"/>
    </style:style>
    <style:style style:name="Table3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5.V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4" style:family="table">
      <style:table-properties style:width="16.002cm" fo:break-before="page" table:align="margins" style:writing-mode="lr-tb"/>
    </style:style>
    <style:style style:name="Table24.A" style:family="table-column">
      <style:table-column-properties style:column-width="3cm" style:rel-column-width="12287*"/>
    </style:style>
    <style:style style:name="Table24.B" style:family="table-column">
      <style:table-column-properties style:column-width="9.999cm" style:rel-column-width="40952*"/>
    </style:style>
    <style:style style:name="Table24.C" style:family="table-column">
      <style:table-column-properties style:column-width="3.002cm" style:rel-column-width="12296*"/>
    </style:style>
    <style:style style:name="Table24.A1" style:family="table-cell">
      <style:table-cell-properties fo:padding-left="0cm" fo:padding-right="0cm" fo:padding-top="0.64cm" fo:padding-bottom="0cm" fo:border="none"/>
    </style:style>
    <style:style style:name="Table25" style:family="table">
      <style:table-properties style:width="16.002cm" table:align="margins" style:may-break-between-rows="false" style:writing-mode="lr-tb"/>
    </style:style>
    <style:style style:name="Table25.A" style:family="table-column">
      <style:table-column-properties style:column-width="0.499cm" style:rel-column-width="2047*"/>
    </style:style>
    <style:style style:name="Table25.f" style:family="table-column">
      <style:table-column-properties style:column-width="0.508cm" style:rel-column-width="2078*"/>
    </style:style>
    <style:style style:name="Table2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6" style:family="table">
      <style:table-properties style:width="16.002cm" fo:break-before="page" table:align="margins" style:writing-mode="lr-tb"/>
    </style:style>
    <style:style style:name="Table26.A" style:family="table-column">
      <style:table-column-properties style:column-width="3cm" style:rel-column-width="12287*"/>
    </style:style>
    <style:style style:name="Table26.B" style:family="table-column">
      <style:table-column-properties style:column-width="9.999cm" style:rel-column-width="40952*"/>
    </style:style>
    <style:style style:name="Table26.C" style:family="table-column">
      <style:table-column-properties style:column-width="3.002cm" style:rel-column-width="12296*"/>
    </style:style>
    <style:style style:name="Table26.A1" style:family="table-cell">
      <style:table-cell-properties fo:padding-left="0cm" fo:padding-right="0cm" fo:padding-top="0.64cm" fo:padding-bottom="0cm" fo:border="none"/>
    </style:style>
    <style:style style:name="Table27" style:family="table">
      <style:table-properties style:width="16.002cm" table:align="margins" style:may-break-between-rows="false" style:writing-mode="lr-tb"/>
    </style:style>
    <style:style style:name="Table27.A" style:family="table-column">
      <style:table-column-properties style:column-width="0.499cm" style:rel-column-width="2047*"/>
    </style:style>
    <style:style style:name="Table27.f" style:family="table-column">
      <style:table-column-properties style:column-width="0.508cm" style:rel-column-width="2078*"/>
    </style:style>
    <style:style style:name="Table2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8" style:family="table">
      <style:table-properties style:width="16.002cm" fo:break-before="page" table:align="margins" style:writing-mode="lr-tb"/>
    </style:style>
    <style:style style:name="Table28.A" style:family="table-column">
      <style:table-column-properties style:column-width="3cm" style:rel-column-width="12287*"/>
    </style:style>
    <style:style style:name="Table28.B" style:family="table-column">
      <style:table-column-properties style:column-width="9.999cm" style:rel-column-width="40952*"/>
    </style:style>
    <style:style style:name="Table28.C" style:family="table-column">
      <style:table-column-properties style:column-width="3.002cm" style:rel-column-width="12296*"/>
    </style:style>
    <style:style style:name="Table28.A1" style:family="table-cell">
      <style:table-cell-properties fo:padding-left="0cm" fo:padding-right="0cm" fo:padding-top="0.64cm" fo:padding-bottom="0cm" fo:border="none"/>
    </style:style>
    <style:style style:name="Table29" style:family="table">
      <style:table-properties style:width="16.002cm" table:align="margins" style:may-break-between-rows="false" style:writing-mode="lr-tb"/>
    </style:style>
    <style:style style:name="Table29.A" style:family="table-column">
      <style:table-column-properties style:column-width="0.499cm" style:rel-column-width="2047*"/>
    </style:style>
    <style:style style:name="Table29.f" style:family="table-column">
      <style:table-column-properties style:column-width="0.508cm" style:rel-column-width="2078*"/>
    </style:style>
    <style:style style:name="Table2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9.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0" style:family="table">
      <style:table-properties style:width="16.002cm" fo:break-before="page" table:align="margins" style:writing-mode="lr-tb"/>
    </style:style>
    <style:style style:name="Table30.A" style:family="table-column">
      <style:table-column-properties style:column-width="3cm" style:rel-column-width="12287*"/>
    </style:style>
    <style:style style:name="Table30.B" style:family="table-column">
      <style:table-column-properties style:column-width="9.999cm" style:rel-column-width="40952*"/>
    </style:style>
    <style:style style:name="Table30.C" style:family="table-column">
      <style:table-column-properties style:column-width="3.002cm" style:rel-column-width="12296*"/>
    </style:style>
    <style:style style:name="Table30.A1" style:family="table-cell">
      <style:table-cell-properties fo:padding-left="0cm" fo:padding-right="0cm" fo:padding-top="0.64cm" fo:padding-bottom="0cm" fo:border="none"/>
    </style:style>
    <style:style style:name="Table31" style:family="table">
      <style:table-properties style:width="16.002cm" table:align="margins" style:may-break-between-rows="false" style:writing-mode="lr-tb"/>
    </style:style>
    <style:style style:name="Table31.A" style:family="table-column">
      <style:table-column-properties style:column-width="0.499cm" style:rel-column-width="2047*"/>
    </style:style>
    <style:style style:name="Table31.f" style:family="table-column">
      <style:table-column-properties style:column-width="0.508cm" style:rel-column-width="2078*"/>
    </style:style>
    <style:style style:name="Table3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6" style:family="table">
      <style:table-properties style:width="16.002cm" fo:break-before="page" table:align="margins" style:writing-mode="lr-tb"/>
    </style:style>
    <style:style style:name="Table36.A" style:family="table-column">
      <style:table-column-properties style:column-width="3cm" style:rel-column-width="12287*"/>
    </style:style>
    <style:style style:name="Table36.B" style:family="table-column">
      <style:table-column-properties style:column-width="9.999cm" style:rel-column-width="40952*"/>
    </style:style>
    <style:style style:name="Table36.C" style:family="table-column">
      <style:table-column-properties style:column-width="3.002cm" style:rel-column-width="12296*"/>
    </style:style>
    <style:style style:name="Table36.A1" style:family="table-cell">
      <style:table-cell-properties fo:padding-left="0cm" fo:padding-right="0cm" fo:padding-top="0.64cm" fo:padding-bottom="0cm" fo:border="none"/>
    </style:style>
    <style:style style:name="Table37" style:family="table">
      <style:table-properties style:width="16.002cm" table:align="margins" style:may-break-between-rows="false" style:writing-mode="lr-tb"/>
    </style:style>
    <style:style style:name="Table37.A" style:family="table-column">
      <style:table-column-properties style:column-width="0.499cm" style:rel-column-width="2047*"/>
    </style:style>
    <style:style style:name="Table37.f" style:family="table-column">
      <style:table-column-properties style:column-width="0.508cm" style:rel-column-width="2078*"/>
    </style:style>
    <style:style style:name="Table3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7.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 style:family="table">
      <style:table-properties style:width="16.002cm" fo:break-before="auto" fo:break-after="auto" table:align="margins" style:writing-mode="lr-tb"/>
    </style:style>
    <style:style style:name="Table3.A" style:family="table-column">
      <style:table-column-properties style:column-width="3cm" style:rel-column-width="12287*"/>
    </style:style>
    <style:style style:name="Table3.B" style:family="table-column">
      <style:table-column-properties style:column-width="9.999cm" style:rel-column-width="40952*"/>
    </style:style>
    <style:style style:name="Table3.C" style:family="table-column">
      <style:table-column-properties style:column-width="3.002cm" style:rel-column-width="12296*"/>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may-break-between-rows="false" style:writing-mode="lr-tb"/>
    </style:style>
    <style:style style:name="Table5.A" style:family="table-column">
      <style:table-column-properties style:column-width="0.499cm" style:rel-column-width="2047*"/>
    </style:style>
    <style:style style:name="Table5.f" style:family="table-column">
      <style:table-column-properties style:column-width="0.508cm" style:rel-column-width="2078*"/>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writing-mode="lr-tb"/>
    </style:style>
    <style:style style:name="Table6.A" style:family="table-column">
      <style:table-column-properties style:column-width="3cm" style:rel-column-width="12287*"/>
    </style:style>
    <style:style style:name="Table6.B" style:family="table-column">
      <style:table-column-properties style:column-width="9.999cm" style:rel-column-width="40952*"/>
    </style:style>
    <style:style style:name="Table6.C" style:family="table-column">
      <style:table-column-properties style:column-width="3.002cm" style:rel-column-width="12296*"/>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may-break-between-rows="false" style:writing-mode="lr-tb"/>
    </style:style>
    <style:style style:name="Table7.A" style:family="table-column">
      <style:table-column-properties style:column-width="0.499cm" style:rel-column-width="2047*"/>
    </style:style>
    <style:style style:name="Table7.f" style:family="table-column">
      <style:table-column-properties style:column-width="0.508cm" style:rel-column-width="2078*"/>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12" style:family="paragraph" style:parent-style-name="Text_20_body">
      <style:text-properties style:font-name-asian="Times New Roman" style:font-name-complex="Times New Roman"/>
    </style:style>
    <style:style style:name="P13"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14" style:family="paragraph" style:parent-style-name="Standard">
      <style:text-properties style:font-name-asian="Times New Roman" style:font-name-complex="Times New Roman"/>
    </style:style>
    <style:style style:name="P15" style:family="paragraph" style:parent-style-name="Instr_20_Misc_20_Title">
      <style:text-properties style:font-name="Times New Roman" style:font-name-asian="Times New Roman" style:font-name-complex="Times New Roman"/>
    </style:style>
    <style:style style:name="P16" style:family="paragraph" style:parent-style-name="List_20_Bullet" style:list-style-name="List_20_Bulleted"/>
    <style:style style:name="P17" style:family="paragraph" style:parent-style-name="List_20_Bullet" style:list-style-name=""/>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21" style:family="paragraph" style:parent-style-name="Title" style:master-page-name="First_20_Page">
      <style:paragraph-properties style:page-number="auto"/>
      <style:text-properties fo:font-size="36pt" style:font-size-asian="36pt"/>
    </style:style>
    <style:style style:name="P22" style:family="paragraph" style:parent-style-name="Text_20_body" style:list-style-name="List_20_Bulleted"/>
    <style:style style:name="P23" style:family="paragraph" style:parent-style-name="Text_20_body" style:list-style-name="List_20_Numbered"/>
    <style:style style:name="P24" style:family="paragraph" style:parent-style-name="Text_20_body">
      <style:text-properties style:font-name-asian="Times New Roman" style:font-name-complex="Times New Roman"/>
    </style:style>
    <style:style style:name="P25" style:family="paragraph">
      <style:paragraph-properties fo:text-align="center"/>
    </style:style>
    <style:style style:name="P26"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font-name-asian="Times New Roman" style:font-name-complex="Times New Roman"/>
    </style:style>
    <style:style style:name="T7" style:family="text">
      <style:text-properties style:font-name-asian="Times New Roman"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42">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992693328"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337852375"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21">OpenRISC 1200 version 2</text:p>
      <text:p text:style-name="P3">Supplementary Programmer's Reference Manual</text:p>
      <text:p text:style-name="Author">Jeremy Bennett</text:p>
      <text:p text:style-name="Revision">Revision <text:bookmark-ref text:reference-format="text" text:ref-name="revno">0.1.0</text:bookmark-ref></text:p>
      <text:p text:style-name="Title_20_Date"><text:bookmark-ref text:reference-format="text" text:ref-name="revdate">13 Jul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B2" office:value-type="date" office:date-value="2010-04-27">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B2" office:value-type="date" office:date-value="2010-06-02">
            <text:p text:style-name="Table_20_Contents">2 Jun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B2" office:value-type="date" office:date-value="2010-06-09">
            <text:p text:style-name="Table_20_Contents">9 Jun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0.0.4</text:p>
          </table:table-cell>
          <table:table-cell table:style-name="Table799.B2" office:value-type="date" office:date-value="2010-06-11">
            <text:p text:style-name="Table_20_Contents">11 Jun 2010</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row>
          <table:table-cell table:style-name="Table799.A2" office:value-type="string">
            <text:p text:style-name="Table_20_Contents">0.0.5</text:p>
          </table:table-cell>
          <table:table-cell table:style-name="Table799.B2" office:value-type="date" office:date-value="2010-06-13">
            <text:p text:style-name="P13">13 Jun 2010</text:p>
          </table:table-cell>
          <table:table-cell table:style-name="Table799.A2" office:value-type="string">
            <text:p text:style-name="Table_20_Contents">Jeremy Bennett</text:p>
          </table:table-cell>
          <table:table-cell table:style-name="Table799.D2" office:value-type="string">
            <text:p text:style-name="Table_20_Contents">Details of <text:span text:style-name="Code">l.mul</text:span>, <text:span text:style-name="Code">l.muli</text:span> and <text:span text:style-name="Code">l.mul</text:span> clarified.</text:p>
          </table:table-cell>
        </table:table-row>
        <table:table-row>
          <table:table-cell table:style-name="Table799.A2" office:value-type="string">
            <text:p text:style-name="Table_20_Contents">0.0.6</text:p>
          </table:table-cell>
          <table:table-cell table:style-name="Table799.A2" office:value-type="string">
            <text:p text:style-name="P13">14 Jun 2010</text:p>
          </table:table-cell>
          <table:table-cell table:style-name="Table799.A2" office:value-type="string">
            <text:p text:style-name="Table_20_Contents">Jeremy Bennett</text:p>
          </table:table-cell>
          <table:table-cell table:style-name="Table799.D2" office:value-type="string">
            <text:p text:style-name="Table_20_Contents">Alignment behavior of <text:span text:style-name="Code">l.jalr</text:span> and <text:span text:style-name="Code">l.jr</text:span> clarified.</text:p>
          </table:table-cell>
        </table:table-row>
        <table:table-row>
          <table:table-cell table:style-name="Table799.A2" office:value-type="string">
            <text:p text:style-name="Table_20_Contents">0.0.7</text:p>
          </table:table-cell>
          <table:table-cell table:style-name="Table799.A2" office:value-type="string">
            <text:p text:style-name="P13">16 Jun 2010</text:p>
          </table:table-cell>
          <table:table-cell table:style-name="Table799.A2" office:value-type="string">
            <text:p text:style-name="Table_20_Contents">Jeremy Bennett</text:p>
          </table:table-cell>
          <table:table-cell table:style-name="Table799.D2" office:value-type="string">
            <text:p text:style-name="Table_20_Contents">Handling of immediate operand to <text:span text:style-name="Code">l.xori</text:span> changed.</text:p>
          </table:table-cell>
        </table:table-row>
        <table:table-row>
          <table:table-cell table:style-name="Table799.A2" office:value-type="string">
            <text:p text:style-name="Table_20_Contents">0.0.8</text:p>
          </table:table-cell>
          <table:table-cell table:style-name="Table799.A2" office:value-type="string">
            <text:p text:style-name="P13">16 Jun 2010</text:p>
          </table:table-cell>
          <table:table-cell table:style-name="Table799.A2" office:value-type="string">
            <text:p text:style-name="Table_20_Contents">Jeremy Bennett</text:p>
          </table:table-cell>
          <table:table-cell table:style-name="Table799.D2" office:value-type="string">
            <text:p text:style-name="Table_20_Contents">More explanation of <text:span text:style-name="Code">l.xori</text:span>.</text:p>
          </table:table-cell>
        </table:table-row>
        <table:table-row table:style-name="Table799.10">
          <table:table-cell table:style-name="Table799.A2" office:value-type="string">
            <text:p text:style-name="Table_20_Contents"><text:bookmark-start text:name="revno"/>0.1.0<text:bookmark-end text:name="revno"/></text:p>
          </table:table-cell>
          <table:table-cell table:style-name="Table799.B10" office:value-type="string">
            <text:p text:style-name="P13"><text:bookmark-start text:name="revdate"/>13 Jul 2010<text:bookmark-end text:name="revdate"/></text:p>
          </table:table-cell>
          <table:table-cell table:style-name="Table799.B10" office:value-type="string">
            <text:p text:style-name="P13">Jeremy Benentt</text:p>
          </table:table-cell>
          <table:table-cell table:style-name="Table799.D2" office:value-type="string">
            <text:p text:style-name="Table_20_Contents">Version corresponds to Or1ksim 0.4.0. Clarify use of <text:span text:style-name="Code">r9</text:span> in <text:span text:style-name="Code">l.jalr</text:span> delay slot.</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text:tab/>About this Manual<text:tab/><text:a xlink:type="simple" xlink:href="#1.About this Manual|outline" text:style-name="Internet_20_link" text:visited-style-name="Internet_20_link">8</text:a></text:p>
          <text:p text:style-name="P11">1.1<text:tab/>Introduction<text:tab/><text:a xlink:type="simple" xlink:href="#1.1.Introduction|outline" text:style-name="Internet_20_link" text:visited-style-name="Internet_20_link">8</text:a></text:p>
          <text:p text:style-name="P11">1.2<text:tab/>Authors and Contributors<text:tab/><text:a xlink:type="simple" xlink:href="#1.2.Authors and Contributors|outline" text:style-name="Internet_20_link" text:visited-style-name="Internet_20_link">8</text:a></text:p>
          <text:p text:style-name="P11">1.3<text:tab/>Typography<text:tab/><text:a xlink:type="simple" xlink:href="#1.3.Typography|outline" text:style-name="Internet_20_link" text:visited-style-name="Internet_20_link">8</text:a></text:p>
          <text:p text:style-name="P11">1.4<text:tab/>Conventions<text:tab/><text:a xlink:type="simple" xlink:href="#1.4.Conventions|outline" text:style-name="Internet_20_link" text:visited-style-name="Internet_20_link">9</text:a></text:p>
          <text:p text:style-name="P11">1.5<text:tab/>Numbering<text:tab/><text:a xlink:type="simple" xlink:href="#1.5.Numbering|outline" text:style-name="Internet_20_link" text:visited-style-name="Internet_20_link">9</text:a></text:p>
          <text:p text:style-name="P10">2<text:tab/>Architecture Overview<text:tab/><text:a xlink:type="simple" xlink:href="#2.Architecture Overview|outline" text:style-name="Internet_20_link" text:visited-style-name="Internet_20_link">10</text:a></text:p>
          <text:p text:style-name="P10">3<text:tab/>Addressing Modes and Operand Conventions<text:tab/><text:a xlink:type="simple" xlink:href="#3.Addressing Modes and Operand Conventions|outline" text:style-name="Internet_20_link" text:visited-style-name="Internet_20_link">11</text:a></text:p>
          <text:p text:style-name="P10">4<text:tab/>Register Set<text:tab/><text:a xlink:type="simple" xlink:href="#4.Register Set|outline" text:style-name="Internet_20_link" text:visited-style-name="Internet_20_link">12</text:a></text:p>
          <text:p text:style-name="P11">4.1<text:tab/>Features<text:tab/><text:a xlink:type="simple" xlink:href="#4.1.Features|outline" text:style-name="Internet_20_link" text:visited-style-name="Internet_20_link">12</text:a></text:p>
          <text:p text:style-name="P11">4.2<text:tab/>Overview<text:tab/><text:a xlink:type="simple" xlink:href="#4.2.Overview|outline" text:style-name="Internet_20_link" text:visited-style-name="Internet_20_link">12</text:a></text:p>
          <text:p text:style-name="P11">4.3<text:tab/>Special Purpose Registers<text:tab/><text:a xlink:type="simple" xlink:href="#4.3.Special Purpose Registers|outline" text:style-name="Internet_20_link" text:visited-style-name="Internet_20_link">12</text:a></text:p>
          <text:p text:style-name="P11">4.4<text:tab/>General Purpose Registers<text:tab/><text:a xlink:type="simple" xlink:href="#4.4.General Purpose Registers|outline" text:style-name="Internet_20_link" text:visited-style-name="Internet_20_link">12</text:a></text:p>
          <text:p text:style-name="P11">4.5<text:tab/>Support for Custom Number of GPRs<text:tab/><text:a xlink:type="simple" xlink:href="#4.5.Support for Custom Number of GPRs|outline" text:style-name="Internet_20_link" text:visited-style-name="Internet_20_link">12</text:a></text:p>
          <text:p text:style-name="P11">4.6<text:tab/>Supervision Register<text:tab/><text:a xlink:type="simple" xlink:href="#4.6.Supervision Register|outline" text:style-name="Internet_20_link" text:visited-style-name="Internet_20_link">12</text:a></text:p>
          <text:p text:style-name="P11">4.7<text:tab/>Exception Program Counter Registers<text:tab/><text:a xlink:type="simple" xlink:href="#4.7.Exception Program Counter Registers|outline" text:style-name="Internet_20_link" text:visited-style-name="Internet_20_link">12</text:a></text:p>
          <text:p text:style-name="P11">4.8<text:tab/>Exception Effective Address Registers<text:tab/><text:a xlink:type="simple" xlink:href="#4.8.Exception Effective Address Registers|outline" text:style-name="Internet_20_link" text:visited-style-name="Internet_20_link">12</text:a></text:p>
          <text:p text:style-name="P11">4.9<text:tab/>Exception Supervision Registers<text:tab/><text:a xlink:type="simple" xlink:href="#4.9.Exception Supervision Registers|outline" text:style-name="Internet_20_link" text:visited-style-name="Internet_20_link">12</text:a></text:p>
          <text:p text:style-name="P11">4.10<text:tab/>Next and Previous Program Counter<text:tab/><text:a xlink:type="simple" xlink:href="#4.10.Next and Previous Program Counter|outline" text:style-name="Internet_20_link" text:visited-style-name="Internet_20_link">12</text:a></text:p>
          <text:p text:style-name="P11">4.11<text:tab/>Floating Point Control Status Register<text:tab/><text:a xlink:type="simple" xlink:href="#4.11.Floating Point Control Status Register|outline" text:style-name="Internet_20_link" text:visited-style-name="Internet_20_link">12</text:a></text:p>
          <text:p text:style-name="P10">5<text:tab/>Instruction Set<text:tab/><text:a xlink:type="simple" xlink:href="#5.Instruction Set|outline" text:style-name="Internet_20_link" text:visited-style-name="Internet_20_link">13</text:a></text:p>
          <text:p text:style-name="P11">5.1<text:tab/>Features<text:tab/><text:a xlink:type="simple" xlink:href="#5.1.Features|outline" text:style-name="Internet_20_link" text:visited-style-name="Internet_20_link">13</text:a></text:p>
          <text:p text:style-name="P11">5.2<text:tab/>Overview<text:tab/><text:a xlink:type="simple" xlink:href="#5.2.Overview|outline" text:style-name="Internet_20_link" text:visited-style-name="Internet_20_link">13</text:a></text:p>
          <text:p text:style-name="P11">5.3<text:tab/>ORBIS32/64<text:tab/><text:a xlink:type="simple" xlink:href="#5.3.ORBIS32/64|outline" text:style-name="Internet_20_link" text:visited-style-name="Internet_20_link">13</text:a></text:p>
          <text:p text:style-name="P11">5.4<text:tab/>ORFPX32/64<text:tab/><text:a xlink:type="simple" xlink:href="#5.4.ORFPX32/64|outline" text:style-name="Internet_20_link" text:visited-style-name="Internet_20_link">18</text:a></text:p>
          <text:p text:style-name="P11">5.5<text:tab/>ORVDX64<text:tab/><text:a xlink:type="simple" xlink:href="#5.5.ORVDX64|outline" text:style-name="Internet_20_link" text:visited-style-name="Internet_20_link">21</text:a></text:p>
          <text:p text:style-name="P10">6<text:tab/>Exception Model<text:tab/><text:a xlink:type="simple" xlink:href="#6.Exception Model|outline" text:style-name="Internet_20_link" text:visited-style-name="Internet_20_link">22</text:a></text:p>
          <text:p text:style-name="P10">7<text:tab/>Memory Model<text:tab/><text:a xlink:type="simple" xlink:href="#7.Memory Model|outline" text:style-name="Internet_20_link" text:visited-style-name="Internet_20_link">23</text:a></text:p>
          <text:p text:style-name="P10">8<text:tab/>Memory Management<text:tab/><text:a xlink:type="simple" xlink:href="#8.Memory Management|outline" text:style-name="Internet_20_link" text:visited-style-name="Internet_20_link">24</text:a></text:p>
          <text:p text:style-name="P10">9<text:tab/>Cache Model and Cache Coherency<text:tab/><text:a xlink:type="simple" xlink:href="#9.Cache Model and Cache Coherency|outline" text:style-name="Internet_20_link" text:visited-style-name="Internet_20_link">25</text:a></text:p>
          <text:p text:style-name="P10">10<text:tab/>Debug Unit (Optional)<text:tab/><text:a xlink:type="simple" xlink:href="#10.Debug Unit (Optional)|outline" text:style-name="Internet_20_link" text:visited-style-name="Internet_20_link">26</text:a></text:p>
          <text:p text:style-name="P10">11<text:tab/>Performance Counters Unit (Optional)<text:tab/><text:a xlink:type="simple" xlink:href="#11.Performance Counters Unit (Optional)|outline" text:style-name="Internet_20_link" text:visited-style-name="Internet_20_link">27</text:a></text:p>
          <text:p text:style-name="P10">12<text:tab/>Power Management (Optional)<text:tab/><text:a xlink:type="simple" xlink:href="#12.Power Management (Optional)|outline" text:style-name="Internet_20_link" text:visited-style-name="Internet_20_link">28</text:a></text:p>
          <text:p text:style-name="P10">13<text:tab/>Programmable Interrupt Controller (Optional)<text:tab/><text:a xlink:type="simple" xlink:href="#13.Programmable Interrupt Controller (Optional)|outline" text:style-name="Internet_20_link" text:visited-style-name="Internet_20_link">29</text:a></text:p>
          <text:p text:style-name="P11"><text:soft-page-break/>13.1<text:tab/>Functionality<text:tab/><text:a xlink:type="simple" xlink:href="#13.1.Functionality|outline" text:style-name="Internet_20_link" text:visited-style-name="Internet_20_link">29</text:a></text:p>
          <text:p text:style-name="P10">14<text:tab/>Tick Timer Facility (Optional)<text:tab/><text:a xlink:type="simple" xlink:href="#14.Tick Timer Facility (Optional)|outline" text:style-name="Internet_20_link" text:visited-style-name="Internet_20_link">31</text:a></text:p>
          <text:p text:style-name="P10">15<text:tab/>OpenRISC 1000 Implementations<text:tab/><text:a xlink:type="simple" xlink:href="#15.OpenRISC 1000 Implementations|outline" text:style-name="Internet_20_link" text:visited-style-name="Internet_20_link">32</text:a></text:p>
          <text:p text:style-name="P10">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1454845737" text:style-name="List_20_Numbered">
        <text:list-item>
          <text:p text:style-name="P23"><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23"><text:bookmark-start text:name="__RefNumPara__35294627"/>Igor Mohor, 14 Apr 04. <text:span text:style-name="Emphasis">SoC Debug Interface, rev 3.0.</text:span> Available from www.opencores.org.<text:bookmark-end text:name="__RefNumPara__35294627"/></text:p>
        </text:list-item>
        <text:list-item>
          <text:p text:style-name="P23"><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row table:style-name="Table2.1">
          <table:table-cell table:style-name="Table2.A4" office:value-type="string">
            <text:p text:style-name="Table_20_Contents">Richard Herveille</text:p>
          </table:table-cell>
          <table:table-cell table:style-name="Table2.B4" office:value-type="string">
            <text:p text:style-name="Table_20_Contents">Advice on instruction behavior</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75060389" text:continue-list="list337852375" text:style-name="List_20_Bulleted">
        <text:list-item>
          <text:p text:style-name="P16">Programming examples are shown in a fixed width font, <text:span text:style-name="Code">thus</text:span>.</text:p>
        </text:list-item>
        <text:list-item>
          <text:p text:style-name="P16">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16">UPPER CASE items may be either acronyms or register mode fields that can be written by software. Some common acronyms appear in the glossary.</text:p>
        </text:list-item>
        <text:list-item>
          <text:p text:style-name="P16"><text:soft-page-break/>Square brackets [] indicate an addressed field in a register or a numbered register in a register file.</text:p>
        </text:list-item>
      </text:list>
      <text:p text:style-name="P17">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 which does not specify that SR[OVE] must be set.</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text:tab/>/* Div by zero sets carry */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 which does not specify that SR[OVE] must be se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4">l.ff1</text:p>
          </table:table-cell>
          <table:table-cell table:style-name="Table20.A1" office:value-type="string">
            <text:p text:style-name="P6">Find First 1</text:p>
          </table:table-cell>
          <table:table-cell table:style-name="Table20.A1" office:value-type="string">
            <text:p text:style-name="P5">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7">31</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6</text:p>
          </table:table-cell>
          <table:table-cell table:style-name="Table21.A1" office:value-type="string">
            <text:p text:style-name="P7">2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1</text:p>
          </table:table-cell>
          <table:table-cell table:style-name="Table21.A1" office:value-type="string">
            <text:p text:style-name="P7">20</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6</text:p>
          </table:table-cell>
          <table:table-cell table:style-name="Table21.A1" office:value-type="string">
            <text:p text:style-name="P7">1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1</text:p>
          </table:table-cell>
          <table:table-cell table:style-name="Table21.A1" office:value-type="string">
            <text:p text:style-name="P7">10</text:p>
          </table:table-cell>
          <table:table-cell table:style-name="Table21.A1" office:value-type="string">
            <text:p text:style-name="P7">.</text:p>
          </table:table-cell>
          <table:table-cell table:style-name="Table21.A1" office:value-type="string">
            <text:p text:style-name="P7">8</text:p>
          </table:table-cell>
          <table:table-cell table:style-name="Table21.A1" office:value-type="string">
            <text:p text:style-name="P7">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f1" office:value-type="string">
            <text:p text:style-name="P7">0</text:p>
          </table:table-cell>
        </table:table-row>
        <table:table-row>
          <table:table-cell table:style-name="Table21.A2" table:number-columns-spanned="6" office:value-type="string">
            <text:p text:style-name="P8">opcode 0x38</text:p>
          </table:table-cell>
          <table:covered-table-cell/>
          <table:covered-table-cell/>
          <table:covered-table-cell/>
          <table:covered-table-cell/>
          <table:covered-table-cell/>
          <table:table-cell table:style-name="Table21.A2" table:number-columns-spanned="5" office:value-type="string">
            <text:p text:style-name="P8">D</text:p>
          </table:table-cell>
          <table:covered-table-cell/>
          <table:covered-table-cell/>
          <table:covered-table-cell/>
          <table:covered-table-cell/>
          <table:table-cell table:style-name="Table21.A2" table:number-columns-spanned="5" office:value-type="string">
            <text:p text:style-name="P8">A</text:p>
          </table:table-cell>
          <table:covered-table-cell/>
          <table:covered-table-cell/>
          <table:covered-table-cell/>
          <table:covered-table-cell/>
          <table:table-cell table:style-name="Table21.A2" table:number-columns-spanned="5" office:value-type="string">
            <text:p text:style-name="P8">reserved</text:p>
          </table:table-cell>
          <table:covered-table-cell/>
          <table:covered-table-cell/>
          <table:covered-table-cell/>
          <table:covered-table-cell/>
          <table:table-cell table:style-name="Table21.A2" office:value-type="string">
            <text:p text:style-name="P8">res</text:p>
          </table:table-cell>
          <table:table-cell table:style-name="Table21.A2" table:number-columns-spanned="2" office:value-type="string">
            <text:p text:style-name="P8">0x0</text:p>
          </table:table-cell>
          <table:covered-table-cell/>
          <table:table-cell table:style-name="Table21.A2" table:number-columns-spanned="4" office:value-type="string">
            <text:p text:style-name="P8">reserved</text:p>
          </table:table-cell>
          <table:covered-table-cell/>
          <table:covered-table-cell/>
          <table:covered-table-cell/>
          <table:table-cell table:style-name="Table21.c2" table:number-columns-spanned="4" office:value-type="string">
            <text:p text:style-name="P8">opcode 0xf</text:p>
          </table:table-cell>
          <table:covered-table-cell/>
          <table:covered-table-cell/>
          <table:covered-table-cell/>
        </table:table-row>
        <table:table-row>
          <table:table-cell table:style-name="Table21.A2" table:number-columns-spanned="6" office:value-type="string">
            <text:p text:style-name="P8">6 bits</text:p>
          </table:table-cell>
          <table:covered-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office:value-type="string">
            <text:p text:style-name="P8">1</text:p>
          </table:table-cell>
          <table:table-cell table:style-name="Table21.A2" table:number-columns-spanned="2" office:value-type="string">
            <text:p text:style-name="P8">2 bits</text:p>
          </table:table-cell>
          <table:covered-table-cell/>
          <table:table-cell table:style-name="Table21.A2" table:number-columns-spanned="4" office:value-type="string">
            <text:p text:style-name="P8">4 bits</text:p>
          </table:table-cell>
          <table:covered-table-cell/>
          <table:covered-table-cell/>
          <table:covered-table-cell/>
          <table:table-cell table:style-name="Table2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7">← rA[0] ? 1 : rA[1] ? 2 ... rA[31] ? 32 : 0</text:span></text:span></text:p>
      <text:p text:style-name="Instr_20_Misc_20_Title">64-bit Implementation</text:p>
      <text:p text:style-name="Text_20_Body_20_Packed"><text:span text:style-name="Code"><text:span text:style-name="T7">rD[63:0] ← rA[0] ? 1 : rA[1] ? 2 ... rA[63] ? 64 : 0</text:span></text:span></text:p>
      <text:p text:style-name="P9">Exceptions</text:p>
      <text:p text:style-name="P12">None.</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l.fl1</text:p>
          </table:table-cell>
          <table:table-cell table:style-name="Table22.A1" office:value-type="string">
            <text:p text:style-name="P6">Find Last 1</text:p>
          </table:table-cell>
          <table:table-cell table:style-name="Table22.A1" office:value-type="string">
            <text:p text:style-name="P5">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7">31</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6</text:p>
          </table:table-cell>
          <table:table-cell table:style-name="Table23.A1" office:value-type="string">
            <text:p text:style-name="P7">2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1</text:p>
          </table:table-cell>
          <table:table-cell table:style-name="Table23.A1" office:value-type="string">
            <text:p text:style-name="P7">20</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6</text:p>
          </table:table-cell>
          <table:table-cell table:style-name="Table23.A1" office:value-type="string">
            <text:p text:style-name="P7">1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1</text:p>
          </table:table-cell>
          <table:table-cell table:style-name="Table23.A1" office:value-type="string">
            <text:p text:style-name="P7">10</text:p>
          </table:table-cell>
          <table:table-cell table:style-name="Table23.A1" office:value-type="string">
            <text:p text:style-name="P7">.</text:p>
          </table:table-cell>
          <table:table-cell table:style-name="Table23.A1" office:value-type="string">
            <text:p text:style-name="P7">8</text:p>
          </table:table-cell>
          <table:table-cell table:style-name="Table23.A1" office:value-type="string">
            <text:p text:style-name="P7">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f1" office:value-type="string">
            <text:p text:style-name="P7">0</text:p>
          </table:table-cell>
        </table:table-row>
        <table:table-row>
          <table:table-cell table:style-name="Table23.A2" table:number-columns-spanned="6" office:value-type="string">
            <text:p text:style-name="P8">opcode 0x38</text:p>
          </table:table-cell>
          <table:covered-table-cell/>
          <table:covered-table-cell/>
          <table:covered-table-cell/>
          <table:covered-table-cell/>
          <table:covered-table-cell/>
          <table:table-cell table:style-name="Table23.A2" table:number-columns-spanned="5" office:value-type="string">
            <text:p text:style-name="P8">D</text:p>
          </table:table-cell>
          <table:covered-table-cell/>
          <table:covered-table-cell/>
          <table:covered-table-cell/>
          <table:covered-table-cell/>
          <table:table-cell table:style-name="Table23.A2" table:number-columns-spanned="5" office:value-type="string">
            <text:p text:style-name="P8">A</text:p>
          </table:table-cell>
          <table:covered-table-cell/>
          <table:covered-table-cell/>
          <table:covered-table-cell/>
          <table:covered-table-cell/>
          <table:table-cell table:style-name="Table23.A2" table:number-columns-spanned="5" office:value-type="string">
            <text:p text:style-name="P8">reserved</text:p>
          </table:table-cell>
          <table:covered-table-cell/>
          <table:covered-table-cell/>
          <table:covered-table-cell/>
          <table:covered-table-cell/>
          <table:table-cell table:style-name="Table23.A2" office:value-type="string">
            <text:p text:style-name="P8">res</text:p>
          </table:table-cell>
          <table:table-cell table:style-name="Table23.A2" table:number-columns-spanned="2" office:value-type="string">
            <text:p text:style-name="P8">0x1</text:p>
          </table:table-cell>
          <table:covered-table-cell/>
          <table:table-cell table:style-name="Table23.A2" table:number-columns-spanned="4" office:value-type="string">
            <text:p text:style-name="P8">reserved</text:p>
          </table:table-cell>
          <table:covered-table-cell/>
          <table:covered-table-cell/>
          <table:covered-table-cell/>
          <table:table-cell table:style-name="Table23.c2" table:number-columns-spanned="4" office:value-type="string">
            <text:p text:style-name="P8">opcode 0xf</text:p>
          </table:table-cell>
          <table:covered-table-cell/>
          <table:covered-table-cell/>
          <table:covered-table-cell/>
        </table:table-row>
        <table:table-row>
          <table:table-cell table:style-name="Table23.A2" table:number-columns-spanned="6" office:value-type="string">
            <text:p text:style-name="P8">6 bits</text:p>
          </table:table-cell>
          <table:covered-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office:value-type="string">
            <text:p text:style-name="P8">1</text:p>
          </table:table-cell>
          <table:table-cell table:style-name="Table23.A2" table:number-columns-spanned="2" office:value-type="string">
            <text:p text:style-name="P8">2 bits</text:p>
          </table:table-cell>
          <table:covered-table-cell/>
          <table:table-cell table:style-name="Table23.A2" table:number-columns-spanned="4" office:value-type="string">
            <text:p text:style-name="P8">4 bits</text:p>
          </table:table-cell>
          <table:covered-table-cell/>
          <table:covered-table-cell/>
          <table:covered-table-cell/>
          <table:table-cell table:style-name="Table23.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7">← rA[31] ? 32 : rA[30] ? 31 ... rA[0] ? 1 : 0</text:span></text:span></text:p>
      <text:p text:style-name="Instr_20_Misc_20_Title">64-bit Implementation</text:p>
      <text:p text:style-name="Text_20_Body_20_Packed"><text:span text:style-name="Code"><text:span text:style-name="T7">rD[63:0] ← rA[63] ? 64 : rA[62] ? 63 ... rA[0] ? 1 : 0</text:span></text:span></text:p>
      <text:p text:style-name="P9">Exceptions</text:p>
      <text:p text:style-name="P12">None.</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32" table:style-name="Table32">
        <table:table-column table:style-name="Table32.A"/>
        <table:table-column table:style-name="Table32.B"/>
        <table:table-column table:style-name="Table32.C"/>
        <table:table-row>
          <table:table-cell table:style-name="Table32.A1" office:value-type="string">
            <text:p text:style-name="P4">l.jalr</text:p>
          </table:table-cell>
          <table:table-cell table:style-name="Table32.A1" office:value-type="string">
            <text:p text:style-name="P6">Jump and Link Register</text:p>
          </table:table-cell>
          <table:table-cell table:style-name="Table32.A1" office:value-type="string">
            <text:p text:style-name="P5">l.jalr</text:p>
          </table:table-cell>
        </table:table-row>
      </table:table>
      <text:p text:style-name="Text_20_body"/>
      <table:table table:name="Table33" table:style-name="Table33">
        <table:table-column table:style-name="Table33.A" table:number-columns-repeated="31"/>
        <table:table-column table:style-name="Table33.f"/>
        <table:table-row>
          <table:table-cell table:style-name="Table33.A1" office:value-type="string">
            <text:p text:style-name="P7">31</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26</text:p>
          </table:table-cell>
          <table:table-cell table:style-name="Table33.A1" office:value-type="string">
            <text:p text:style-name="P7">2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6</text:p>
          </table:table-cell>
          <table:table-cell table:style-name="Table33.A1" office:value-type="string">
            <text:p text:style-name="P7">1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1</text:p>
          </table:table-cell>
          <table:table-cell table:style-name="Table33.A1" office:value-type="string">
            <text:p text:style-name="P7">10</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f1" office:value-type="string">
            <text:p text:style-name="P7">0</text:p>
          </table:table-cell>
        </table:table-row>
        <table:table-row>
          <table:table-cell table:style-name="Table33.A2" table:number-columns-spanned="6" office:value-type="string">
            <text:p text:style-name="P8">opcode 0x12</text:p>
          </table:table-cell>
          <table:covered-table-cell/>
          <table:covered-table-cell/>
          <table:covered-table-cell/>
          <table:covered-table-cell/>
          <table:covered-table-cell/>
          <table:table-cell table:style-name="Table33.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B</text:p>
          </table:table-cell>
          <table:covered-table-cell/>
          <table:covered-table-cell/>
          <table:covered-table-cell/>
          <table:covered-table-cell/>
          <table:table-cell table:style-name="Table33.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table:number-columns-spanned="6" office:value-type="string">
            <text:p text:style-name="P8">6 bits</text:p>
          </table:table-cell>
          <table:covered-table-cell/>
          <table:covered-table-cell/>
          <table:covered-table-cell/>
          <table:covered-table-cell/>
          <table:covered-table-cell/>
          <table:table-cell table:style-name="Table33.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5 bits</text:p>
          </table:table-cell>
          <table:covered-table-cell/>
          <table:covered-table-cell/>
          <table:covered-table-cell/>
          <table:covered-table-cell/>
          <table:table-cell table:style-name="Table33.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alr <text:s/>rB</text:span></text:p>
      <text:p text:style-name="Instr_20_Misc_20_Title">Description</text:p>
      <text:p text:style-name="Text_20_body">The contents of general-purpose register rB is the effective address of the jump. The program unconditionally jumps to EA with a delay of one instruction. The address of the instruction after the delay slot is placed in the link register. It is not allowed to specify the link register as rB. The value of the link register, if read as an operand in the delay slot will be the <text:span text:style-name="Emphasis">new</text:span> value, <text:span text:style-name="Emphasis">not</text:span> the old value. If the link register is written in the delay slot, the value written will replace the value stored by the <text:span text:style-name="Code">l.jalr</text:span> instruction.</text:p>
      <text:p text:style-name="Instr_20_Misc_20_Title">32-bit Implementation</text:p>
      <text:p text:style-name="Text_20_Body_20_Packed"><text:span text:style-name="Code">PC[31:0] </text:span><text:span text:style-name="Code"><text:span text:style-name="T7">← rB[31:0]</text:span></text:span></text:p>
      <text:p text:style-name="Text_20_Body_20_Packed"><text:span text:style-name="Code"><text:span text:style-name="T7">LR[31:0] ← DelayInsnAddr + 4</text:span></text:span></text:p>
      <text:p text:style-name="Instr_20_Misc_20_Title">64-bit Implementation</text:p>
      <text:p text:style-name="Text_20_Body_20_Packed"><text:span text:style-name="Code">PC[63:0] </text:span><text:span text:style-name="Code"><text:span text:style-name="T7">← rB[63:0]</text:span></text:span></text:p>
      <text:p text:style-name="Text_20_Body_20_Packed"><text:span text:style-name="Code"><text:span text:style-name="T7">LR[63:0] ← DelayInsnAddr + 4</text:span></text:span></text:p>
      <text:p text:style-name="P9">Exceptions</text:p>
      <text:p text:style-name="P12"><text:span text:style-name="Code">ALIGN Exception</text:span> if the address in rB is not word aligned. <text:span text:style-name="Code">ILLEGAL Exception</text:span> if the link register is specified as rB.</text:p>
      <text:p text:style-name="Text_20_body"><text:span text:style-name="Strong_20_Emphasis"><text:span text:style-name="T7">Note.</text:span></text:span><text:span text:style-name="T7"> The original manual makes no specification of exception behavior, nor does it specify the value that the link register will take if used as an operand in the delay slot. The assembler will generally prevent the link register being used as rB.</text:span></text:p>
      <table:table table:name="Table34" table:style-name="Table34">
        <table:table-column table:style-name="Table34.A"/>
        <table:table-column table:style-name="Table34.B"/>
        <table:table-column table:style-name="Table34.C"/>
        <table:table-row>
          <table:table-cell table:style-name="Table34.A1" office:value-type="string">
            <text:p text:style-name="P4">l.jr</text:p>
          </table:table-cell>
          <table:table-cell table:style-name="Table34.A1" office:value-type="string">
            <text:p text:style-name="P6">Jump Register</text:p>
          </table:table-cell>
          <table:table-cell table:style-name="Table34.A1" office:value-type="string">
            <text:p text:style-name="P5">l.jr</text:p>
          </table:table-cell>
        </table:table-row>
      </table:table>
      <text:p text:style-name="Text_20_body"/>
      <table:table table:name="Table35" table:style-name="Table35">
        <table:table-column table:style-name="Table35.A" table:number-columns-repeated="31"/>
        <table:table-column table:style-name="Table35.f"/>
        <table:table-row>
          <table:table-cell table:style-name="Table35.A1" office:value-type="string">
            <text:p text:style-name="P7">31</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26</text:p>
          </table:table-cell>
          <table:table-cell table:style-name="Table35.A1" office:value-type="string">
            <text:p text:style-name="P7">2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6</text:p>
          </table:table-cell>
          <table:table-cell table:style-name="Table35.A1" office:value-type="string">
            <text:p text:style-name="P7">1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1</text:p>
          </table:table-cell>
          <table:table-cell table:style-name="Table35.A1" office:value-type="string">
            <text:p text:style-name="P7">10</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f1" office:value-type="string">
            <text:p text:style-name="P7">0</text:p>
          </table:table-cell>
        </table:table-row>
        <table:table-row>
          <table:table-cell table:style-name="Table35.A2" table:number-columns-spanned="6" office:value-type="string">
            <text:p text:style-name="P8">opcode 0x11</text:p>
          </table:table-cell>
          <table:covered-table-cell/>
          <table:covered-table-cell/>
          <table:covered-table-cell/>
          <table:covered-table-cell/>
          <table:covered-table-cell/>
          <table:table-cell table:style-name="Table35.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B</text:p>
          </table:table-cell>
          <table:covered-table-cell/>
          <table:covered-table-cell/>
          <table:covered-table-cell/>
          <table:covered-table-cell/>
          <table:table-cell table:style-name="Table35.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5.A2" table:number-columns-spanned="6" office:value-type="string">
            <text:p text:style-name="P8">6 bits</text:p>
          </table:table-cell>
          <table:covered-table-cell/>
          <table:covered-table-cell/>
          <table:covered-table-cell/>
          <table:covered-table-cell/>
          <table:covered-table-cell/>
          <table:table-cell table:style-name="Table35.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5 bits</text:p>
          </table:table-cell>
          <table:covered-table-cell/>
          <table:covered-table-cell/>
          <table:covered-table-cell/>
          <table:covered-table-cell/>
          <table:table-cell table:style-name="Table35.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r <text:s/>rB</text:span></text:p>
      <text:p text:style-name="Instr_20_Misc_20_Title">Description</text:p>
      <text:p text:style-name="Text_20_body">The contents of general-purpose register rB is the effective address of the jump. The program unconditionally jumps to EA with a delay of one instruction. </text:p>
      <text:p text:style-name="Instr_20_Misc_20_Title">32-bit Implementation</text:p>
      <text:p text:style-name="Text_20_Body_20_Packed"><text:span text:style-name="Code">PC[31:0] </text:span><text:span text:style-name="Code"><text:span text:style-name="T7">← rB[31:0]</text:span></text:span></text:p>
      <text:p text:style-name="Instr_20_Misc_20_Title">64-bit Implementation</text:p>
      <text:p text:style-name="Text_20_Body_20_Packed"><text:span text:style-name="Code">PC[63:0] </text:span><text:span text:style-name="Code"><text:span text:style-name="T7">← rB[63:0]</text:span></text:span></text:p>
      <text:p text:style-name="P9">Exceptions</text:p>
      <text:p text:style-name="P12"><text:span text:style-name="Code">ALIGN Exception</text:span> if the address in rB is not word aligned.</text:p>
      <text:p text:style-name="Text_20_body"><text:span text:style-name="Strong_20_Emphasis"><text:span text:style-name="T7">Note.</text:span></text:span><text:span text:style-name="T7"> The original manual makes no specification of exception behavior.</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l.maci</text:p>
          </table:table-cell>
          <table:table-cell table:style-name="Table24.A1" office:value-type="string">
            <text:p text:style-name="P6">Multiply Immediate Signed and Accumulate</text:p>
          </table:table-cell>
          <table:table-cell table:style-name="Table24.A1" office:value-type="string">
            <text:p text:style-name="P5">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7">31</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6</text:p>
          </table:table-cell>
          <table:table-cell table:style-name="Table25.A1" office:value-type="string">
            <text:p text:style-name="P7">2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1</text:p>
          </table:table-cell>
          <table:table-cell table:style-name="Table25.A1" office:value-type="string">
            <text:p text:style-name="P7">20</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16</text:p>
          </table:table-cell>
          <table:table-cell table:style-name="Table25.A1" office:value-type="string">
            <text:p text:style-name="P7">1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f1" office:value-type="string">
            <text:p text:style-name="P7">0</text:p>
          </table:table-cell>
        </table:table-row>
        <table:table-row>
          <table:table-cell table:style-name="Table25.A2" table:number-columns-spanned="6" office:value-type="string">
            <text:p text:style-name="P8">opcode 0x13</text:p>
          </table:table-cell>
          <table:covered-table-cell/>
          <table:covered-table-cell/>
          <table:covered-table-cell/>
          <table:covered-table-cell/>
          <table:covered-table-cell/>
          <table:table-cell table:style-name="Table25.A2" table:number-columns-spanned="5" office:value-type="string">
            <text:p text:style-name="P8">reserved</text:p>
          </table:table-cell>
          <table:covered-table-cell/>
          <table:covered-table-cell/>
          <table:covered-table-cell/>
          <table:covered-table-cell/>
          <table:table-cell table:style-name="Table25.A2" table:number-columns-spanned="5" office:value-type="string">
            <text:p text:style-name="P8">A</text:p>
          </table:table-cell>
          <table:covered-table-cell/>
          <table:covered-table-cell/>
          <table:covered-table-cell/>
          <table:covered-table-cell/>
          <table:table-cell table:style-name="Table2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8">6 bits</text:p>
          </table:table-cell>
          <table:covered-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31: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Instr_20_Misc_20_Title">64-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63: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P9">Exceptions</text:p>
      <text:p text:style-name="P12">None.</text:p>
      <text:p text:style-name="Text_20_body"><text:span text:style-name="Strong_20_Emphasis"><text:span text:style-name="T7">Note.</text:span></text:span><text:span text:style-name="T7"> The original manual shows this opcode with a different bit pattern. The first reserved field would usually provide rD, but this is not used here. Clarified that the results of multiplication is sign-extended before adding in.</text:span></text:p>
      <text:p text:style-name="Standard"/>
      <table:table table:name="Table26" table:style-name="Table26">
        <table:table-column table:style-name="Table26.A"/>
        <table:table-column table:style-name="Table26.B"/>
        <table:table-column table:style-name="Table26.C"/>
        <table:table-row>
          <table:table-cell table:style-name="Table26.A1" office:value-type="string">
            <text:p text:style-name="P4">l.mul</text:p>
          </table:table-cell>
          <table:table-cell table:style-name="Table26.A1" office:value-type="string">
            <text:p text:style-name="P6">Multiply Signed</text:p>
          </table:table-cell>
          <table:table-cell table:style-name="Table26.A1" office:value-type="string">
            <text:p text:style-name="P5">l.mul</text:p>
          </table:table-cell>
        </table:table-row>
      </table:table>
      <text:p text:style-name="Text_20_body"/>
      <table:table table:name="Table27" table:style-name="Table27">
        <table:table-column table:style-name="Table27.A" table:number-columns-repeated="31"/>
        <table:table-column table:style-name="Table27.f"/>
        <table:table-row>
          <table:table-cell table:style-name="Table27.A1" office:value-type="string">
            <text:p text:style-name="P7">31</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6</text:p>
          </table:table-cell>
          <table:table-cell table:style-name="Table27.A1" office:value-type="string">
            <text:p text:style-name="P7">2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1</text:p>
          </table:table-cell>
          <table:table-cell table:style-name="Table27.A1" office:value-type="string">
            <text:p text:style-name="P7">20</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6</text:p>
          </table:table-cell>
          <table:table-cell table:style-name="Table27.A1" office:value-type="string">
            <text:p text:style-name="P7">1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1</text:p>
          </table:table-cell>
          <table:table-cell table:style-name="Table27.A1" office:value-type="string">
            <text:p text:style-name="P7">10</text:p>
          </table:table-cell>
          <table:table-cell table:style-name="Table27.A1" office:value-type="string">
            <text:p text:style-name="P7">9</text:p>
          </table:table-cell>
          <table:table-cell table:style-name="Table27.A1" office:value-type="string">
            <text:p text:style-name="P7">8</text:p>
          </table:table-cell>
          <table:table-cell table:style-name="Table27.A1" office:value-type="string">
            <text:p text:style-name="P7">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4</text:p>
          </table:table-cell>
          <table:table-cell table:style-name="Table27.A1" office:value-type="string">
            <text:p text:style-name="P7">3</text:p>
          </table:table-cell>
          <table:table-cell table:style-name="Table27.A1" office:value-type="string">
            <text:p text:style-name="P7">.</text:p>
          </table:table-cell>
          <table:table-cell table:style-name="Table27.A1" office:value-type="string">
            <text:p text:style-name="P7">.</text:p>
          </table:table-cell>
          <table:table-cell table:style-name="Table27.f1" office:value-type="string">
            <text:p text:style-name="P7">0</text:p>
          </table:table-cell>
        </table:table-row>
        <table:table-row>
          <table:table-cell table:style-name="Table27.A2" table:number-columns-spanned="6" office:value-type="string">
            <text:p text:style-name="P8">opcode 0x38</text:p>
          </table:table-cell>
          <table:covered-table-cell/>
          <table:covered-table-cell/>
          <table:covered-table-cell/>
          <table:covered-table-cell/>
          <table:covered-table-cell/>
          <table:table-cell table:style-name="Table27.A2" table:number-columns-spanned="5" office:value-type="string">
            <text:p text:style-name="P8">D</text:p>
          </table:table-cell>
          <table:covered-table-cell/>
          <table:covered-table-cell/>
          <table:covered-table-cell/>
          <table:covered-table-cell/>
          <table:table-cell table:style-name="Table27.A2" table:number-columns-spanned="5" office:value-type="string">
            <text:p text:style-name="P8">A</text:p>
          </table:table-cell>
          <table:covered-table-cell/>
          <table:covered-table-cell/>
          <table:covered-table-cell/>
          <table:covered-table-cell/>
          <table:table-cell table:style-name="Table27.A2" table:number-columns-spanned="5" office:value-type="string">
            <text:p text:style-name="P8">B</text:p>
          </table:table-cell>
          <table:covered-table-cell/>
          <table:covered-table-cell/>
          <table:covered-table-cell/>
          <table:covered-table-cell/>
          <table:table-cell table:style-name="Table27.A2" office:value-type="string">
            <text:p text:style-name="P8">res</text:p>
          </table:table-cell>
          <table:table-cell table:style-name="Table27.A2" table:number-columns-spanned="2" office:value-type="string">
            <text:p text:style-name="P8">0x3</text:p>
          </table:table-cell>
          <table:covered-table-cell/>
          <table:table-cell table:style-name="Table27.A2" table:number-columns-spanned="4" office:value-type="string">
            <text:p text:style-name="P8">reserved</text:p>
          </table:table-cell>
          <table:covered-table-cell/>
          <table:covered-table-cell/>
          <table:covered-table-cell/>
          <table:table-cell table:style-name="Table27.c2" table:number-columns-spanned="4" office:value-type="string">
            <text:p text:style-name="P8">opcode 0x6</text:p>
          </table:table-cell>
          <table:covered-table-cell/>
          <table:covered-table-cell/>
          <table:covered-table-cell/>
        </table:table-row>
        <table:table-row>
          <table:table-cell table:style-name="Table27.A2" table:number-columns-spanned="6" office:value-type="string">
            <text:p text:style-name="P8">6 bits</text:p>
          </table:table-cell>
          <table:covered-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office:value-type="string">
            <text:p text:style-name="P8">1</text:p>
          </table:table-cell>
          <table:table-cell table:style-name="Table27.A2" table:number-columns-spanned="2" office:value-type="string">
            <text:p text:style-name="P8">2 bits</text:p>
          </table:table-cell>
          <table:covered-table-cell/>
          <table:table-cell table:style-name="Table27.A2" table:number-columns-spanned="4" office:value-type="string">
            <text:p text:style-name="P8">4 bits</text:p>
          </table:table-cell>
          <table:covered-table-cell/>
          <table:covered-table-cell/>
          <table:covered-table-cell/>
          <table:table-cell table:style-name="Table2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28" table:style-name="Table28">
        <table:table-column table:style-name="Table28.A"/>
        <table:table-column table:style-name="Table28.B"/>
        <table:table-column table:style-name="Table28.C"/>
        <table:table-row>
          <table:table-cell table:style-name="Table28.A1" office:value-type="string">
            <text:p text:style-name="P4">l.muli</text:p>
          </table:table-cell>
          <table:table-cell table:style-name="Table28.A1" office:value-type="string">
            <text:p text:style-name="P6">Multiply Signed</text:p>
          </table:table-cell>
          <table:table-cell table:style-name="Table28.A1" office:value-type="string">
            <text:p text:style-name="P5">l.muli</text:p>
          </table:table-cell>
        </table:table-row>
      </table:table>
      <text:p text:style-name="Text_20_body"/>
      <table:table table:name="Table29" table:style-name="Table29">
        <table:table-column table:style-name="Table29.A" table:number-columns-repeated="31"/>
        <table:table-column table:style-name="Table29.f"/>
        <table:table-row>
          <table:table-cell table:style-name="Table29.A1" office:value-type="string">
            <text:p text:style-name="P7">31</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6</text:p>
          </table:table-cell>
          <table:table-cell table:style-name="Table29.A1" office:value-type="string">
            <text:p text:style-name="P7">2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1</text:p>
          </table:table-cell>
          <table:table-cell table:style-name="Table29.A1" office:value-type="string">
            <text:p text:style-name="P7">20</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16</text:p>
          </table:table-cell>
          <table:table-cell table:style-name="Table29.A1" office:value-type="string">
            <text:p text:style-name="P7">1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f1" office:value-type="string">
            <text:p text:style-name="P7">0</text:p>
          </table:table-cell>
        </table:table-row>
        <table:table-row>
          <table:table-cell table:style-name="Table29.A2" table:number-columns-spanned="6" office:value-type="string">
            <text:p text:style-name="P8">opcode 0x2c</text:p>
          </table:table-cell>
          <table:covered-table-cell/>
          <table:covered-table-cell/>
          <table:covered-table-cell/>
          <table:covered-table-cell/>
          <table:covered-table-cell/>
          <table:table-cell table:style-name="Table29.A2" table:number-columns-spanned="5" office:value-type="string">
            <text:p text:style-name="P8">D</text:p>
          </table:table-cell>
          <table:covered-table-cell/>
          <table:covered-table-cell/>
          <table:covered-table-cell/>
          <table:covered-table-cell/>
          <table:table-cell table:style-name="Table29.A2" table:number-columns-spanned="5" office:value-type="string">
            <text:p text:style-name="P8">A</text:p>
          </table:table-cell>
          <table:covered-table-cell/>
          <table:covered-table-cell/>
          <table:covered-table-cell/>
          <table:covered-table-cell/>
          <table:table-cell table:style-name="Table29.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9.A2" table:number-columns-spanned="6" office:value-type="string">
            <text:p text:style-name="P8">6 bits</text:p>
          </table:table-cell>
          <table:covered-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uli <text:s/>rD,rA,I</text:span></text:p>
      <text:p text:style-name="Instr_20_Misc_20_Title">Descriptio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ext:p text:style-name="Text_20_body">The immediate value is sign extended and multiplied by the contents of general-purpose register rA.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4">l.mulu</text:p>
          </table:table-cell>
          <table:table-cell table:style-name="Table30.A1" office:value-type="string">
            <text:p text:style-name="P6">Multiply Unsigned</text:p>
          </table:table-cell>
          <table:table-cell table:style-name="Table30.A1" office:value-type="string">
            <text:p text:style-name="P5">l.mulu</text:p>
          </table:table-cell>
        </table:table-row>
      </table:table>
      <text:p text:style-name="Text_20_body"/>
      <table:table table:name="Table31" table:style-name="Table31">
        <table:table-column table:style-name="Table31.A" table:number-columns-repeated="31"/>
        <table:table-column table:style-name="Table31.f"/>
        <table:table-row>
          <table:table-cell table:style-name="Table31.A1" office:value-type="string">
            <text:p text:style-name="P7">31</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6</text:p>
          </table:table-cell>
          <table:table-cell table:style-name="Table31.A1" office:value-type="string">
            <text:p text:style-name="P7">2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1</text:p>
          </table:table-cell>
          <table:table-cell table:style-name="Table31.A1" office:value-type="string">
            <text:p text:style-name="P7">20</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6</text:p>
          </table:table-cell>
          <table:table-cell table:style-name="Table31.A1" office:value-type="string">
            <text:p text:style-name="P7">1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1</text:p>
          </table:table-cell>
          <table:table-cell table:style-name="Table31.A1" office:value-type="string">
            <text:p text:style-name="P7">10</text:p>
          </table:table-cell>
          <table:table-cell table:style-name="Table31.A1" office:value-type="string">
            <text:p text:style-name="P7">9</text:p>
          </table:table-cell>
          <table:table-cell table:style-name="Table31.A1" office:value-type="string">
            <text:p text:style-name="P7">8</text:p>
          </table:table-cell>
          <table:table-cell table:style-name="Table31.A1" office:value-type="string">
            <text:p text:style-name="P7">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4</text:p>
          </table:table-cell>
          <table:table-cell table:style-name="Table31.A1" office:value-type="string">
            <text:p text:style-name="P7">3</text:p>
          </table:table-cell>
          <table:table-cell table:style-name="Table31.A1" office:value-type="string">
            <text:p text:style-name="P7">.</text:p>
          </table:table-cell>
          <table:table-cell table:style-name="Table31.A1" office:value-type="string">
            <text:p text:style-name="P7">.</text:p>
          </table:table-cell>
          <table:table-cell table:style-name="Table31.f1" office:value-type="string">
            <text:p text:style-name="P7">0</text:p>
          </table:table-cell>
        </table:table-row>
        <table:table-row>
          <table:table-cell table:style-name="Table31.A2" table:number-columns-spanned="6" office:value-type="string">
            <text:p text:style-name="P8">opcode 0x38</text:p>
          </table:table-cell>
          <table:covered-table-cell/>
          <table:covered-table-cell/>
          <table:covered-table-cell/>
          <table:covered-table-cell/>
          <table:covered-table-cell/>
          <table:table-cell table:style-name="Table31.A2" table:number-columns-spanned="5" office:value-type="string">
            <text:p text:style-name="P8">D</text:p>
          </table:table-cell>
          <table:covered-table-cell/>
          <table:covered-table-cell/>
          <table:covered-table-cell/>
          <table:covered-table-cell/>
          <table:table-cell table:style-name="Table31.A2" table:number-columns-spanned="5" office:value-type="string">
            <text:p text:style-name="P8">A</text:p>
          </table:table-cell>
          <table:covered-table-cell/>
          <table:covered-table-cell/>
          <table:covered-table-cell/>
          <table:covered-table-cell/>
          <table:table-cell table:style-name="Table31.A2" table:number-columns-spanned="5" office:value-type="string">
            <text:p text:style-name="P8">B</text:p>
          </table:table-cell>
          <table:covered-table-cell/>
          <table:covered-table-cell/>
          <table:covered-table-cell/>
          <table:covered-table-cell/>
          <table:table-cell table:style-name="Table31.A2" office:value-type="string">
            <text:p text:style-name="P8">res</text:p>
          </table:table-cell>
          <table:table-cell table:style-name="Table31.A2" table:number-columns-spanned="2" office:value-type="string">
            <text:p text:style-name="P8">0x3</text:p>
          </table:table-cell>
          <table:covered-table-cell/>
          <table:table-cell table:style-name="Table31.A2" table:number-columns-spanned="4" office:value-type="string">
            <text:p text:style-name="P8">reserved</text:p>
          </table:table-cell>
          <table:covered-table-cell/>
          <table:covered-table-cell/>
          <table:covered-table-cell/>
          <table:table-cell table:style-name="Table31.c2" table:number-columns-spanned="4" office:value-type="string">
            <text:p text:style-name="P8">opcode 0xb</text:p>
          </table:table-cell>
          <table:covered-table-cell/>
          <table:covered-table-cell/>
          <table:covered-table-cell/>
        </table:table-row>
        <table:table-row>
          <table:table-cell table:style-name="Table31.A2" table:number-columns-spanned="6" office:value-type="string">
            <text:p text:style-name="P8">6 bits</text:p>
          </table:table-cell>
          <table:covered-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office:value-type="string">
            <text:p text:style-name="P8">1</text:p>
          </table:table-cell>
          <table:table-cell table:style-name="Table31.A2" table:number-columns-spanned="2" office:value-type="string">
            <text:p text:style-name="P8">2 bits</text:p>
          </table:table-cell>
          <table:covered-table-cell/>
          <table:table-cell table:style-name="Table31.A2" table:number-columns-spanned="4" office:value-type="string">
            <text:p text:style-name="P8">4 bits</text:p>
          </table:table-cell>
          <table:covered-table-cell/>
          <table:covered-table-cell/>
          <table:covered-table-cell/>
          <table:table-cell table:style-name="Table3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u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unsigned integers. </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_20_Packed"><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_20_Packed"><text:span text:style-name="Code"><text:span text:style-name="T7">SR[OV] <text:s text:c="2"/>← 0</text:span></text:span></text:p>
      <text:p text:style-name="P9">Exceptions</text:p>
      <text:p text:style-name="P12">None.</text:p>
      <text:p text:style-name="Text_20_body"><text:span text:style-name="Strong_20_Emphasis"><text:span text:style-name="T7">Note.</text:span></text:span><text:span text:style-name="T7"> This is a clarification of the original manual, which suggested setting the overflow flag and potentially raising a </text:span><text:span text:style-name="Code"><text:span text:style-name="T7">Range Exception</text:span></text:span><text:span text:style-name="T7">.</text:span></text:p>
      <table:table table:name="Table36" table:style-name="Table36">
        <table:table-column table:style-name="Table36.A"/>
        <table:table-column table:style-name="Table36.B"/>
        <table:table-column table:style-name="Table36.C"/>
        <table:table-row>
          <table:table-cell table:style-name="Table36.A1" office:value-type="string">
            <text:p text:style-name="P4">l.xori</text:p>
          </table:table-cell>
          <table:table-cell table:style-name="Table36.A1" office:value-type="string">
            <text:p text:style-name="P6">Exclusive Or with Immediate Half Word</text:p>
          </table:table-cell>
          <table:table-cell table:style-name="Table36.A1" office:value-type="string">
            <text:p text:style-name="P5">l.xori</text:p>
          </table:table-cell>
        </table:table-row>
      </table:table>
      <text:p text:style-name="Text_20_body"/>
      <table:table table:name="Table37" table:style-name="Table37">
        <table:table-column table:style-name="Table37.A" table:number-columns-repeated="31"/>
        <table:table-column table:style-name="Table37.f"/>
        <table:table-row>
          <table:table-cell table:style-name="Table37.A1" office:value-type="string">
            <text:p text:style-name="P7">31</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6</text:p>
          </table:table-cell>
          <table:table-cell table:style-name="Table37.A1" office:value-type="string">
            <text:p text:style-name="P7">2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1</text:p>
          </table:table-cell>
          <table:table-cell table:style-name="Table37.A1" office:value-type="string">
            <text:p text:style-name="P7">20</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6</text:p>
          </table:table-cell>
          <table:table-cell table:style-name="Table37.A1" office:value-type="string">
            <text:p text:style-name="P7">1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1</text:p>
          </table:table-cell>
          <table:table-cell table:style-name="Table37.A1" office:value-type="string">
            <text:p text:style-name="P7">10</text:p>
          </table:table-cell>
          <table:table-cell table:style-name="Table37.A1" office:value-type="string">
            <text:p text:style-name="P7">.</text:p>
          </table:table-cell>
          <table:table-cell table:style-name="Table37.A1" office:value-type="string">
            <text:p text:style-name="P7">8</text:p>
          </table:table-cell>
          <table:table-cell table:style-name="Table37.A1" office:value-type="string">
            <text:p text:style-name="P7">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f1" office:value-type="string">
            <text:p text:style-name="P7">0</text:p>
          </table:table-cell>
        </table:table-row>
        <table:table-row>
          <table:table-cell table:style-name="Table37.A2" table:number-columns-spanned="6" office:value-type="string">
            <text:p text:style-name="P8">opcode 0x2b</text:p>
          </table:table-cell>
          <table:covered-table-cell/>
          <table:covered-table-cell/>
          <table:covered-table-cell/>
          <table:covered-table-cell/>
          <table:covered-table-cell/>
          <table:table-cell table:style-name="Table37.A2" table:number-columns-spanned="5" office:value-type="string">
            <text:p text:style-name="P8">D</text:p>
          </table:table-cell>
          <table:covered-table-cell/>
          <table:covered-table-cell/>
          <table:covered-table-cell/>
          <table:covered-table-cell/>
          <table:table-cell table:style-name="Table37.A2" table:number-columns-spanned="5" office:value-type="string">
            <text:p text:style-name="P8">A</text:p>
          </table:table-cell>
          <table:covered-table-cell/>
          <table:covered-table-cell/>
          <table:covered-table-cell/>
          <table:covered-table-cell/>
          <table:table-cell table:style-name="Table37.Q2" table:number-columns-spanned="16" office:value-type="string">
            <text:p text:style-name="P8">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7.A2" table:number-columns-spanned="6" office:value-type="string">
            <text:p text:style-name="P8">6 bits</text:p>
          </table:table-cell>
          <table:covered-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xori <text:s/>rD,rA,K</text:span></text:p>
      <text:p text:style-name="Instr_20_Misc_20_Title">Description</text:p>
      <text:p text:style-name="Text_20_body">The immediate value is zero-extended and combined with the contents of general-purpose register rA in a bit-wise logical XOR operation. The result is placed into general-purpose register rD. </text:p>
      <text:p text:style-name="Instr_20_Misc_20_Title">32-bit Implementation</text:p>
      <text:p text:style-name="Text_20_Body_20_Packed"><text:span text:style-name="Code">rD[31:0] </text:span><text:span text:style-name="Code"><text:span text:style-name="T7">← rA[31:0] XOR extz(Immediate)</text:span></text:span></text:p>
      <text:p text:style-name="Instr_20_Misc_20_Title">64-bit Implementation</text:p>
      <text:p text:style-name="Text_20_Body_20_Packed"><text:span text:style-name="Code">rD[63:0] </text:span><text:span text:style-name="Code"><text:span text:style-name="T7">← rA[63:0] XOR extz(Immediate)</text:span></text:span></text:p>
      <text:p text:style-name="P9">Exceptions</text:p>
      <text:p text:style-name="P12">None.</text:p>
      <text:p text:style-name="Text_20_body"><text:span text:style-name="Strong_20_Emphasis"><text:span text:style-name="T7">Note.</text:span></text:span><text:span text:style-name="T7"> The original manual specified that the immediate value was sign-extended, and inconsistency with </text:span><text:span text:style-name="Code"><text:span text:style-name="T7">l.andi</text:span></text:span><text:span text:style-name="T7"> and </text:span><text:span text:style-name="Code"><text:span text:style-name="T7">l.ori</text:span></text:span><text:span text:style-name="T7">. This means that </text:span><text:span text:style-name="Code"><text:span text:style-name="T7">l.xori rD,rA,-1</text:span></text:span><text:span text:style-name="T7"> can be used in the absence of a NOT instruction. This change of functionality has a significant impact, because of the heavy use in this way by GCC. Thus this manual documents an aspiration for behavior, that is not yet provided in current implementations.</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text:soft-page-break/></text:p>
      <table:table table:name="Table5" table:style-name="Table5">
        <table:table-column table:style-name="Table5.A" table:number-columns-repeated="31"/>
        <table:table-column table:style-name="Table5.f"/>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7">←</text:span></text:span><text:span text:style-name="Code"><text:span text:style-name="T7"> rA[63:0] * rB[63:0] + rD[63:0]</text:span></text:span></text:p>
      <text:p text:style-name="P9">Exceptions</text:p>
      <text:p text:style-name="Text_20_body"><text:span text:style-name="Code"><text:span text:style-name="T7">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7">←</text:span></text:span><text:span text:style-name="Code"><text:span text:style-name="T7"> rA[31:0] * rB[31:0] + rD[31:0]</text:span></text:span></text:p>
      <text:p text:style-name="Instr_20_Misc_20_Title">64-bit Implementation</text:p>
      <text:p text:style-name="Text_20_Body_20_Packed"><text:span text:style-name="Code">rD[31:0] <text:s/></text:span><text:span text:style-name="Code"><text:span text:style-name="T7">←</text:span></text:span><text:span text:style-name="Code"><text:span text:style-name="T7"> rA[31:0] * rB[31:0] + rD[31:0]</text:span></text:span></text:p>
      <text:p text:style-name="Text_20_body"><text:span text:style-name="Code"><text:span text:style-name="T7">rD[63:32] </text:span></text:span><text:span text:style-name="Code"><text:span text:style-name="T7">←</text:span></text:span><text:span text:style-name="Code"><text:span text:style-name="T7"> 0</text:span></text:span></text:p>
      <text:p text:style-name="P9">Exceptions</text:p>
      <text:p text:style-name="Text_20_body"><text:span text:style-name="Code"><text:span text:style-name="T7">Floating Point</text:span></text:span></text:p>
      <text:p text:style-name="P14"/>
      <text:h text:style-name="P19" text:outline-level="2">ORVDX64</text:h>
      <text:p text:style-name="Text_20_body">This section is not separated from ORBIS32/64 in the original manual.</text:p>
      <text:h text:style-name="P18"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201"/><text:bookmark-start text:name="_Ref478992145"/><text:bookmark-start text:name="_Ref478992142"/><text:bookmark-start text:name="_Ref478992102"/><text:bookmark-start text:name="_Ref478992100"/><text:bookmark-start text:name="_Ref478992097"/><text:bookmark-start text:name="_Ref478992095"/><text:bookmark-start text:name="_Ref478992081"/><text:bookmark-start text:name="_Ref478992070"/>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43"><draw:text-box fo:min-height="6.045cm"><text:p text:style-name="Figure"><draw:g text:anchor-type="paragraph" draw:z-index="44" draw:style-name="gr1"><draw:custom-shape draw:style-name="gr2" draw:text-style-name="P25" svg:width="4.001cm" svg:height="1.001cm" svg:x="5.012cm" svg:y="3cm"><text:p text:style-name="P25">Mask function</text:p><draw:enhanced-geometry svg:viewBox="0 0 21600 21600" draw:mirror-horizontal="false" draw:mirror-vertical="false" draw:type="rectangle" draw:enhanced-path="M 0 0 L 21600 0 21600 21600 0 21600 0 0 Z N"/></draw:custom-shape><draw:custom-shape draw:style-name="gr2" draw:text-style-name="P25" svg:width="4.001cm" svg:height="1.001cm" svg:x="5.012cm" svg:y="5.001cm"><text:p text:style-name="P25">PICSR</text:p><draw:enhanced-geometry svg:viewBox="0 0 21600 21600" draw:mirror-horizontal="false" draw:mirror-vertical="false" draw:type="rectangle" draw:enhanced-path="M 0 0 L 21600 0 21600 21600 0 21600 0 0 Z N"/></draw:custom-shape><draw:polyline draw:style-name="gr3" draw:text-style-name="P25" svg:width="2.826cm" svg:height="1.424cm" draw:transform="skewX (-0.101403629540851) rotate (2.36335034012508) translate (4.12715126343017cm 6.5807343206211cm)" svg:viewBox="0 0 2827 1425" draw:points="0,-1599393 1567,-1600798 2827,-1599373"><text:p/></draw:polyline><draw:line draw:style-name="gr4" draw:text-style-name="P25" svg:x1="0.011cm" svg:y1="3.48cm" svg:x2="5.012cm" svg:y2="3.48cm"><text:p/></draw:line><draw:line draw:style-name="gr4" draw:text-style-name="P25" svg:x1="9.01cm" svg:y1="3.48cm" svg:x2="14.011cm" svg:y2="3.48cm"><text:p/></draw:line><draw:line draw:style-name="gr5" draw:text-style-name="P25" svg:x1="6.899cm" svg:y1="1cm" svg:x2="6.899cm" svg:y2="3cm"><text:p/></draw:line><draw:rect draw:style-name="gr6" draw:text-style-name="P26" svg:width="3.001cm" svg:height="0.5cm" svg:x="0.011cm" svg:y="3.581cm"><text:p text:style-name="P26">INT[31:0]</text:p></draw:rect><draw:rect draw:style-name="gr7" draw:text-style-name="P26" svg:width="5.001cm" svg:height="0.5cm" svg:x="9.01cm" svg:y="3.581cm"><text:p text:style-name="P26">External interrupt exception</text:p></draw:rect><draw:custom-shape draw:style-name="gr2" draw:text-style-name="P25" svg:width="4.001cm" svg:height="1.001cm" svg:x="5.012cm" svg:y="0cm"><text:p text:style-name="P25">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563518012" text:continue-list="list1454845737" text:style-name="List_20_Numbered">
        <text:list-item text:start-value="1">
          <text:p text:style-name="P23">Peripheral asserts interrupt, which is latched and triggers handler.</text:p>
        </text:list-item>
        <text:list-item>
          <text:p text:style-name="P23">Handler processes interrupt.</text:p>
        </text:list-item>
        <text:list-item>
          <text:p text:style-name="P23">Handler notifies peripheral that the interrupt has been processed (typically via a memory mapped register).</text:p>
        </text:list-item>
        <text:list-item>
          <text:p text:style-name="P23"><text:soft-page-break/>Peripheral deasserts interrupt.</text:p>
        </text:list-item>
        <text:list-item>
          <text:p text:style-name="P23">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201"/><text:bookmark-end text:name="_Ref478992145"/><text:bookmark-end text:name="_Ref478992142"/><text:bookmark-end text:name="_Ref478992102"/><text:bookmark-end text:name="_Ref478992100"/><text:bookmark-end text:name="_Ref478992097"/><text:bookmark-end text:name="_Ref478992095"/><text:bookmark-end text:name="_Ref478992081"/><text:bookmark-end text:name="_Ref478992070"/><text:bookmark-start text:name="_Ref509591491"/><text:bookmark-start text:name="_Ref506705387"/>Application Binary Interface<text:bookmark-end text:name="_Ref509591491"/><text:bookmark-end text:name="_Ref506705387"/></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26"><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1.0</text:bookmark-ref></text:span></text:span><text:span text:style-name="Page_20_Number"><text:span text:style-name="MT2"><text:tab/>page </text:span></text:span><text:span text:style-name="Page_20_Number"><text:span text:style-name="MT2"><text:page-number text:select-page="current">42</text:page-number></text:span></text:span><text:span text:style-name="Page_20_Number"><text:span text:style-name="MT2"> of </text:span></text:span><text:span text:style-name="Page_20_Number"><text:span text:style-name="MT2"><text:page-count style:num-format="1">42</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1.0</text:bookmark-ref></text:span><text:span text:style-name="MT3"><text:tab/>page </text:span><text:span text:style-name="Page_20_Number"><text:span text:style-name="MT2"><text:page-number text:select-page="current">42</text:page-number></text:span></text:span><text:span text:style-name="Page_20_Number"><text:span text:style-name="MT2"> of </text:span></text:span><text:span text:style-name="Page_20_Number"><text:span text:style-name="MT2"><text:page-count style:num-format="1">42</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000 version 2 Supplementary Programmer's Reference Manual</dc:title>
    <meta:initial-creator>Damjan Lampret</meta:initial-creator>
    <meta:creation-date>2005-11-03T19:42:00</meta:creation-date>
    <dc:creator>Jeremy Bennett</dc:creator>
    <dc:date>2010-07-13T19:35:28</dc:date>
    <meta:editing-cycles>70</meta:editing-cycles>
    <meta:editing-duration>PT113H32M10S</meta:editing-duration>
    <meta:generator>OpenOffice.org/3.1$Linux OpenOffice.org_project/310m19$Build-9420</meta:generator>
    <meta:document-statistic meta:table-count="40" meta:image-count="3" meta:object-count="0" meta:page-count="42" meta:paragraph-count="1273" meta:word-count="4373" meta:character-count="23687"/>
    <meta:user-defined meta:name="Language">English</meta:user-defined>
  </office:meta>
</office:document-meta>
</file>